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italic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paragraph-properties fo:line-height="150%" fo:text-align="justify" style:justify-single-word="false"/>
      <style:text-properties fo:language="es" fo:country="ES" fo:font-style="italic"/>
    </style:style>
    <style:style style:name="P3" style:family="paragraph" style:parent-style-name="Text_20_body">
      <style:paragraph-properties fo:line-height="150%" fo:text-align="justify" style:justify-single-word="false"/>
      <style:text-properties fo:language="es" fo:country="ES"/>
    </style:style>
    <style:style style:name="P4" style:family="paragraph" style:parent-style-name="Text_20_body">
      <style:paragraph-properties fo:line-height="150%" fo:text-align="justify" style:justify-single-word="false"/>
      <style:text-properties fo:font-size="7pt" fo:language="es" fo:country="ES" fo:font-style="italic" style:font-size-asian="7pt" style:font-size-complex="7pt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Arial" fo:language="es" fo:country="ES" fo:font-style="normal" fo:font-weight="normal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Arial" fo:font-style="normal" fo:font-weight="normal"/>
    </style:style>
    <style:style style:name="P7" style:family="paragraph" style:parent-style-name="Text_20_body">
      <style:paragraph-properties fo:line-height="150%" fo:text-align="justify" style:justify-single-word="false"/>
    </style:style>
    <style:style style:name="P8" style:family="paragraph" style:parent-style-name="Text_20_body">
      <style:paragraph-properties fo:line-height="150%" fo:text-align="justify" style:justify-single-word="false" style:border-line-width-bottom="0.088cm 0.035cm 0.035cm" fo:padding="0.074cm" fo:border-left="none" fo:border-right="none" fo:border-top="none" fo:border-bottom="4.51pt double #000000" style:join-border="false"/>
      <style:text-properties fo:language="es" fo:country="ES"/>
    </style:style>
    <style:style style:name="T1" style:family="text">
      <style:text-properties fo:language="es" fo:country="ES"/>
    </style:style>
    <style:style style:name="T2" style:family="text">
      <style:text-properties style:font-name="Arial1" fo:font-style="italic"/>
    </style:style>
    <style:style style:name="T3" style:family="text">
      <style:text-properties officeooo:rsid="00073b3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3<text:span text:style-name="T3">8</text:span></text:p>
      <text:p text:style-name="P3"><text:s/><text:span text:style-name="T2">Dado el siguiente XML:</text:span></text:p>
      <text:p text:style-name="P2"/>
      <table:table table:name="Tabla1" table:style-name="Tabla1">
        <table:table-column table:style-name="Tabla1.A"/>
        <table:table-row table:style-name="TableLine2785967837520">
          <table:table-cell table:style-name="Tabla1.A1" office:value-type="string">
            <text:section text:style-name="Sect1" text:name="Sección2">
              <text:p text:style-name="P4">&lt;libros&gt;</text:p>
              <text:p text:style-name="P4">&lt;libro tema="Humanidades"&gt;</text:p>
              <text:p text:style-name="P4">&lt;titulo ISBN="8434453096"&gt;La vida eterna&lt;/titulo&gt;</text:p>
              <text:p text:style-name="P4">&lt;autor&gt;Fernando Savater&lt;/autor&gt;</text:p>
              <text:p text:style-name="P4">&lt;fecha&gt;2007&lt;/fecha&gt;</text:p>
              <text:p text:style-name="P4">&lt;precio&gt;17.50&lt;/precio&gt;</text:p>
              <text:p text:style-name="P4">&lt;/libro&gt;</text:p>
              <text:p text:style-name="P4">&lt;libro tema="Literatura"&gt;</text:p>
              <text:p text:style-name="P4">&lt;titulo ISBN="8476697635"&gt;Los irlandeses&lt;/titulo&gt;</text:p>
              <text:p text:style-name="P4">&lt;autor&gt;Rodolfo Walsh&lt;/autor&gt;</text:p>
              <text:p text:style-name="P4">&lt;fecha&gt;2007&lt;/fecha&gt;</text:p>
              <text:p text:style-name="P4">&lt;precio&gt;16&lt;/precio&gt;</text:p>
              <text:p text:style-name="P4">&lt;/libro&gt;</text:p>
              <text:p text:style-name="P4"/>
              <text:p text:style-name="P4">&lt;libro tema="Gastronomía"&gt;</text:p>
              <text:p text:style-name="P4">&lt;titulo ISBN="8496434559"&gt;Galicia en el paladar&lt;/titulo&gt;</text:p>
              <text:p text:style-name="P4">&lt;autor&gt;Cristóbal Ramírez&lt;/autor&gt;</text:p>
              <text:p text:style-name="P4">&lt;autor&gt;Miguel Pazos&lt;/autor&gt;</text:p>
              <text:p text:style-name="P4">&lt;autor&gt;Mantel Xose Santos Díaz&lt;/autor&gt;</text:p>
              <text:p text:style-name="P4">&lt;fecha&gt;2007&lt;/fecha&gt;</text:p>
              <text:p text:style-name="P4">&lt;precio&gt;24.90&lt;/precio&gt;</text:p>
              <text:p text:style-name="P4">&lt;/libro&gt;</text:p>
              <text:p text:style-name="P4">&lt;libro tema="Artes"&gt;</text:p>
              <text:p text:style-name="P4">&lt;titulo ISBN="8496445550"&gt;Los tesoros de Rembrandt&lt;/titulo&gt;</text:p>
              <text:p text:style-name="P4">&lt;autor&gt;Michiel Roscam Abbing&lt;/autor&gt;</text:p>
              <text:p text:style-name="P4">&lt;fecha&gt;2006&lt;/fecha&gt;</text:p>
              <text:p text:style-name="P4">&lt;precio&gt;35&lt;/precio&gt;</text:p>
              <text:p text:style-name="P4">&lt;/libro&gt;</text:p>
              <text:p text:style-name="P4"><text:s/>&lt;/libros&gt; </text:p>
            </text:section>
          </table:table-cell>
        </table:table-row>
      </table:table>
      <text:p text:style-name="P2"/>
      <text:p text:style-name="P8"/>
      <text:p text:style-name="P5">Utiliza funciones de Xquery para extraer la siguiente información del documento anterior:</text:p>
      <text:p text:style-name="P5">1- Seleccionar el título de todos los libros. </text:p>
      <text:p text:style-name="P5">2- Seleccionar aquellos libros cuyo precio sea menor a 20 euros.</text:p>
      <text:p text:style-name="P6">3- O<text:span text:style-name="T1">btener el título de cada libro cuyo precio sea mayor que 20 euros y ordénalos alfabéticamente: </text:span></text:p>
      <text:p text:style-name="P5">4- Mostrar <text:s/>el título de cada libro <text:s/>y el autor. Ordenado alfabéticamente por título.</text:p>
      <text:p text:style-name="P5">5- Diferenciar entre los libros que consideres entretenidos y los que no lo son. </text:p>
      <text:p text:style-name="P3"/>
      <text:p text:style-name="P3"/>
      <text:p text:style-name="P3"/>
      <text:p text:style-name="P3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es" style:country-asian="ES" style:font-name-complex="Tahoma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>elisa estevez duran</meta:initial-creator>
    <meta:creation-date>2011-05-23T17:43:03</meta:creation-date>
    <dc:date>2021-05-16T22:02:47.025000000</dc:date>
    <meta:print-date>2011-05-25T12:26:31</meta:print-date>
    <dc:language>es-ES</dc:language>
    <meta:editing-cycles>12</meta:editing-cycles>
    <meta:editing-duration>PT43M13S</meta:editing-duration>
    <meta:document-statistic meta:table-count="1" meta:image-count="0" meta:object-count="0" meta:page-count="1" meta:paragraph-count="36" meta:word-count="136" meta:character-count="1208" meta:non-whitespace-character-count="1100"/>
    <meta:user-defined meta:name="Info 1"/>
    <meta:user-defined meta:name="Info 2"/>
    <meta:user-defined meta:name="Info 3"/>
    <meta:user-defined meta:name="Info 4"/>
  </office:meta>
</office:document-meta>
</file>